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Тепер потрібно зробити плеєра, щоб він переміщався стрілочками і не наїжджав на непроїздні перешкоди. 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<text:soft-page-break/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08T12:52:47.86</dc:date>
    <meta:editing-duration>PT3H59M13S</meta:editing-duration>
    <meta:editing-cycles>5</meta:editing-cycles>
    <meta:generator>OpenOffice/4.1.13$Win32 OpenOffice.org_project/4113m1$Build-9810</meta:generator>
    <meta:document-statistic meta:table-count="0" meta:image-count="3" meta:object-count="0" meta:page-count="3" meta:paragraph-count="16" meta:word-count="346" meta:character-count="2059"/>
  </office:meta>
</office:document-meta>
</file>